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7a0cb" draw:textarea-horizontal-align="justify" draw:textarea-vertical-align="middle" draw:auto-grow-height="false" fo:min-height="1.65cm" fo:min-width="4.55cm"/>
    </style:style>
    <style:style style:name="gr2" style:family="graphic" style:parent-style-name="standard">
      <style:graphic-properties draw:textarea-horizontal-align="justify" draw:textarea-vertical-align="middle" draw:auto-grow-height="false" fo:min-height="4.45cm" fo:min-width="8.6cm"/>
    </style:style>
    <style:style style:name="gr3" style:family="graphic" style:parent-style-name="standard">
      <style:graphic-properties draw:textarea-horizontal-align="justify" draw:textarea-vertical-align="middle" draw:auto-grow-height="false" fo:min-height="2.25cm" fo:min-width="9.3cm"/>
    </style:style>
    <style:style style:name="gr4" style:family="graphic" style:parent-style-name="standard">
      <style:graphic-properties draw:fill-color="#ccbe00" draw:textarea-horizontal-align="justify" draw:textarea-vertical-align="middle" draw:auto-grow-height="false" fo:min-height="1.164cm" fo:min-width="1.692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2.25cm" fo:min-width="6.8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c7a0cb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margin-left="0cm" fo:margin-right="0cm" fo:margin-top="0cm" fo:margin-bottom="0cm" fo:line-height="100%" fo:text-align="start" fo:text-indent="0cm"/>
    </style:style>
    <style:style style:name="P5" style:family="paragraph">
      <loext:graphic-properties draw:fill-color="#ccbe00"/>
      <style:paragraph-properties fo:text-align="center"/>
      <style:text-properties fo:font-weight="bold" style:font-weight-asian="bold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/>
      <style:paragraph-properties fo:text-align="center"/>
      <style:text-properties fo:color="#ce181e" fo:font-weight="bold" fo:background-color="#fff200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ce181e" fo:font-weight="bold" fo:background-color="#fff200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2" xml:id="id5" draw:id="id5" draw:layer="layout" svg:width="10.1cm" svg:height="3.8cm" svg:x="9.4cm" svg:y="13.3cm">
          <text:p text:style-name="P1"><text:span text:style-name="T1">Decisão:</text:span></text:p>
          <text:p text:style-name="P1">opcao == 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g xml:id="id2" draw:id="id2">
          <draw:custom-shape draw:style-name="gr2" draw:text-style-name="P1" draw:layer="layout" svg:width="9.1cm" svg:height="4.7cm" svg:x="9.9cm" svg:y="4.9cm">
            <text:p text:style-name="P1"><text:span text:style-name="T1">Sequência:</text:span></text:p>
            <text:p text:style-name="P3"><text:span text:style-name="T2">escreva(“MENU”)</text:span></text:p>
            <text:p text:style-name="P4"><text:span text:style-name="T2">escreva(“1 – cumprimentar”)</text:span></text:p>
            <text:p text:style-name="P3"><text:span text:style-name="T2">escreva(“0 – sair”)</text:span></text:p>
            <text:p text:style-name="P3"><text:span text:style-name="T2">opcao = leia( 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3" draw:text-style-name="P1" xml:id="id3" draw:id="id3" draw:layer="layout" svg:width="9.8cm" svg:height="2.5cm" svg:x="9.5cm" svg:y="20.7cm">
          <text:p text:style-name="P1"><text:span text:style-name="T1">Sequência:</text:span></text:p>
          <text:p text:style-name="P3">escreva(“Fim do programa”)</text:p>
          <draw:enhanced-geometry svg:viewBox="0 0 21600 21600" draw:type="rectangle" draw:enhanced-path="M 0 0 L 21600 0 21600 21600 0 21600 0 0 Z N"/>
        </draw:custom-shape>
        <draw:custom-shape draw:style-name="gr4" draw:text-style-name="P5" xml:id="id1" draw:id="id1" draw:layer="layout" svg:width="3.1cm" svg:height="2cm" svg:x="2.6cm" svg:y="5.3cm">
          <text:p text:style-name="P1"><text:span text:style-name="T1">Iníci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4" draw:id="id4" draw:layer="layout" svg:width="3.1cm" svg:height="2cm" svg:x="12.25cm" svg:y="24.1cm">
          <text:p text:style-name="P1"><text:span text:style-name="T1">Fi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6" draw:layer="layout" draw:type="line" svg:x1="5.7cm" svg:y1="6.3cm" svg:x2="9.9cm" svg:y2="7.25cm" draw:start-shape="id1" draw:start-glue-point="10" draw:end-shape="id2" draw:end-glue-point="3" svg:d="M5700 6300l4200 950" svg:viewBox="0 0 4201 951">
          <text:p/>
        </draw:connector>
        <draw:connector draw:style-name="gr5" draw:text-style-name="P6" draw:layer="layout" draw:type="line" svg:x1="14.4cm" svg:y1="23.2cm" svg:x2="13.8cm" svg:y2="24.1cm" draw:start-shape="id3" draw:start-glue-point="2" draw:end-shape="id4" draw:end-glue-point="4" svg:d="M14400 23200l-600 900" svg:viewBox="0 0 601 901">
          <text:p/>
        </draw:connector>
        <draw:connector draw:style-name="gr5" draw:text-style-name="P6" draw:layer="layout" draw:type="line" svg:x1="14.45cm" svg:y1="9.6cm" svg:x2="14.45cm" svg:y2="13.3cm" draw:start-shape="id2" draw:start-glue-point="2" draw:end-shape="id5" draw:end-glue-point="4" svg:d="M14450 9600v3700" svg:viewBox="0 0 1 3701">
          <text:p/>
        </draw:connector>
        <draw:custom-shape draw:style-name="gr6" draw:text-style-name="P1" xml:id="id6" draw:id="id6" draw:layer="layout" svg:width="7.3cm" svg:height="2.5cm" svg:x="2.3cm" svg:y="10.9cm">
          <text:p text:style-name="P1"><text:span text:style-name="T1">Sequência:</text:span></text:p>
          <text:p text:style-name="P3">escreva(“Bom dia!”)</text:p>
          <draw:enhanced-geometry svg:viewBox="0 0 21600 21600" draw:type="rectangle" draw:enhanced-path="M 0 0 L 21600 0 21600 21600 0 21600 0 0 Z N"/>
        </draw:custom-shape>
        <draw:connector draw:style-name="gr7" draw:text-style-name="P7" draw:layer="layout" draw:type="line" svg:x1="14.45cm" svg:y1="17.1cm" svg:x2="14.4cm" svg:y2="20.7cm" draw:start-shape="id5" draw:start-glue-point="6" draw:end-shape="id3" svg:d="M14450 17100l-50 3600" svg:viewBox="0 0 51 3601">
          <text:p text:style-name="P1"><text:span text:style-name="T3">Verdadeiro</text:span></text:p>
        </draw:connector>
        <draw:connector draw:style-name="gr7" draw:text-style-name="P7" draw:layer="layout" draw:type="line" svg:x1="9.4cm" svg:y1="15.2cm" svg:x2="5.95cm" svg:y2="13.4cm" draw:start-shape="id5" draw:start-glue-point="5" draw:end-shape="id6" draw:end-glue-point="2" svg:d="M9400 15200l-3450-1800" svg:viewBox="0 0 3451 1801">
          <text:p text:style-name="P1"><text:span text:style-name="T3">Falso</text:span></text:p>
        </draw:connector>
        <draw:connector draw:style-name="gr5" draw:text-style-name="P6" draw:layer="layout" draw:type="line" svg:x1="5.95cm" svg:y1="10.9cm" svg:x2="9.9cm" svg:y2="7.25cm" draw:start-shape="id6" draw:start-glue-point="0" draw:end-shape="id2" draw:end-glue-point="3" svg:d="M5950 10900l3950-3650" svg:viewBox="0 0 3951 36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87d1d1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05T17:00:36.756648906</meta:creation-date>
    <dc:date>2020-02-05T17:44:38.786390560</dc:date>
    <meta:editing-duration>PT12M42S</meta:editing-duration>
    <meta:editing-cycles>4</meta:editing-cycles>
    <meta:generator>LibreOffice/6.0.7.3$Linux_X86_64 LibreOffice_project/00m0$Build-3</meta:generator>
    <meta:document-statistic meta:object-count="13"/>
  </office:meta>
</office:document-meta>
</file>